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3333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background-color="transparent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/>
    </style:style>
    <style:style style:name="T4" style:family="text">
      <style:text-properties fo:language="en" fo:country="US" fo:background-color="transparent"/>
    </style:style>
    <style:style style:name="T5" style:family="text">
      <style:text-properties fo:background-color="#ffff00"/>
    </style:style>
    <style:style style:name="T6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Non-functional Requirements </text:p>
      <text:p text:style-name="P2"/>
      <text:p text:style-name="Standard"/>
      <text:list xml:id="list6294833695166808371" text:style-name="L1">
        <text:list-item>
          <text:p text:style-name="P3">Usability</text:p>
          <text:p text:style-name="P3"/>
        </text:list-item>
      </text:list>
      <text:p text:style-name="Standard">1.1. Graphical User Interface</text:p>
      <text:p text:style-name="Standard"/>
      <text:p text:style-name="Standard">The system shall provide a uniform look and feel between all the web pages.</text:p>
      <text:p text:style-name="P4"/>
      <text:p text:style-name="P4">The system shall provide a digital image for each product in the product catalog.</text:p>
      <text:p text:style-name="P4"/>
      <text:p text:style-name="P4">The system shall provide use of icons and toolbars.</text:p>
      <text:p text:style-name="P4"/>
      <text:p text:style-name="P4">1.2. Accessibility</text:p>
      <text:p text:style-name="P4"/>
      <text:p text:style-name="P4">The system shall provide handicap access.</text:p>
      <text:p text:style-name="P4"/>
      <text:p text:style-name="P4">The system shall provide multi language support.</text:p>
      <text:p text:style-name="P4"/>
      <text:p text:style-name="P4">2. Performance</text:p>
      <text:p text:style-name="P4"/>
      <text:p text:style-name="P4">The product shall be based on web and has to be run from a web server.</text:p>
      <text:p text:style-name="P4"/>
      <text:p text:style-name="P4">The product shall take initial load time depending on internet connection strength which also depends on the media from which the product is run.</text:p>
      <text:p text:style-name="P4"/>
      <text:p text:style-name="Standard">The performance shall depend upon hardware components of the client/customer. </text:p>
      <text:p text:style-name="Standard"/>
      <text:p text:style-name="Standard">3. Security</text:p>
      <text:p text:style-name="P4">3.1. Data Transfer</text:p>
      <text:p text:style-name="P4"/>
      <text:p text:style-name="P4">The system shall use secure sockets in all transactions that include any confidential customer information.</text:p>
      <text:p text:style-name="P4"/>
      <text:p text:style-name="P4">The system shall automatically log out all customers after a period of inactivity.</text:p>
      <text:p text:style-name="P4"/>
      <text:p text:style-name="P4">The system shall confirm all transactions with the customer’s web browser.</text:p>
      <text:p text:style-name="P4"/>
      <text:p text:style-name="P4">The system shall not leave any cookies on the customer’s computer containing the user’s password.</text:p>
      <text:p text:style-name="P4"/>
      <text:p text:style-name="P4">The system shall not leave any cookies on the customer’s computer containing any of the user’s confidential information.</text:p>
      <text:p text:style-name="P4"/>
      <text:p text:style-name="P4">3.2. Data Storage</text:p>
      <text:p text:style-name="P4"/>
      <text:p text:style-name="P4">The customer’s web browser shall never display a customer’s password. <text:s/>It shall always be echoed with special characters representing typed characters.</text:p>
      <text:p text:style-name="P4"/>
      <text:p text:style-name="P4"><text:soft-page-break/></text:p>
      <text:p text:style-name="P4">The system’s back-end servers shall never display a customer’s password. <text:s/>The customer’s password may be reset but never shown.</text:p>
      <text:p text:style-name="P4"/>
      <text:p text:style-name="P4">The system’s back-end servers shall only be accessible to authenticated administrators.</text:p>
      <text:p text:style-name="P4"/>
      <text:p text:style-name="P4">The system’s back-end databases shall be encrypted.</text:p>
      <text:p text:style-name="P4"/>
      <text:p text:style-name="Standard"/>
      <text:p text:style-name="Standard"/>
      <text:p text:style-name="Standard"><text:span text:style-name="T1">4.</text:span> Interfaces</text:p>
      <text:p text:style-name="Standard"/>
      <text:p text:style-name="Standard"><text:span text:style-name="T1">4</text:span>.1. Software Interfaces</text:p>
      <text:p text:style-name="Standard">The user interface for the software shall be compatible to any browser such as Internet Explorer, Mozilla o<text:span text:style-name="T6">r </text:span><text:span text:style-name="T4">Chrome</text:span><text:span text:style-name="T6"> by which user can access to the system.</text:span></text:p>
      <text:p text:style-name="P4">The user interface shall be implemented using any tool or software package like Java Applet, MS Front Page, etc.</text:p>
      <text:p text:style-name="Standard"><text:s/></text:p>
      <text:p text:style-name="Standard">4.2. Hardware Interfaces</text:p>
      <text:p text:style-name="Standard"/>
      <text:p text:style-name="Standard">Since the application must run over the internet, all the hardware shall require to connect internet will be hardware interface for the system. As for e.g. Modem, WAN – LAN, Ethernet Cross-Cable.</text:p>
      <text:p text:style-name="Standard"/>
      <text:p text:style-name="Standard"/>
      <text:p text:style-name="Standard">4.3. Communications Interfaces</text:p>
      <text:p text:style-name="P4"/>
      <text:p text:style-name="P4">The e-store system shall use the HTTP protocol for communication over the internet and for the intranet communication will be through TCP/IP protocol suite.</text:p>
      <text:p text:style-name="Standard"/>
      <text:p text:style-name="Standard"/>
      <text:p text:style-name="Standard">5. Legal and Other Notices</text:p>
      <text:p text:style-name="Standard"/>
      <text:p text:style-name="Standard">E-store should display the disclaimers and trademark of the Producer. </text:p>
      <text:p text:style-name="Standard">It should also clearly state the right to return as per the local e-commerce legal requir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sislava Belishka</meta:initial-creator>
    <meta:creation-date>2016-04-17T21:16:04.05</meta:creation-date>
    <dc:date>2016-04-18T22:48:21.94</dc:date>
    <dc:creator>Desislava Belishka</dc:creator>
    <meta:editing-duration>PT54M56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2" meta:paragraph-count="37" meta:word-count="394" meta:character-count="2533"/>
  </office:meta>
</office:document-meta>
</file>